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6" style:family="table">
      <style:table-properties style:width="12.495cm" fo:margin-left="0cm" fo:margin-right="0.355cm" table:align="margins"/>
    </style:style>
    <style:style style:name="Tabla346.A" style:family="table-column">
      <style:table-column-properties style:column-width="1.972cm" style:rel-column-width="10342*"/>
    </style:style>
    <style:style style:name="Tabla346.B" style:family="table-column">
      <style:table-column-properties style:column-width="2.54cm" style:rel-column-width="13321*"/>
    </style:style>
    <style:style style:name="Tabla346.C" style:family="table-column">
      <style:table-column-properties style:column-width="3.923cm" style:rel-column-width="20574*"/>
    </style:style>
    <style:style style:name="Tabla346.D" style:family="table-column">
      <style:table-column-properties style:column-width="4.06cm" style:rel-column-width="21298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34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 style:shadow="none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6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6.D1" style:family="table-cell">
      <style:table-cell-properties fo:padding="0.097cm" fo:border="0.018cm solid #666666"/>
    </style:style>
    <style:style style:name="Tabla16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6.C2" style:family="table-cell">
      <style:table-cell-properties fo:padding="0.097cm" fo:border-left="0.018cm solid #666666" fo:border-right="none" fo:border-top="none" fo:border-bottom="0.018cm solid #666666"/>
    </style:style>
    <style:style style:name="Tabla16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6.D3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438" style:family="table">
      <style:table-properties style:width="12.495cm" fo:margin-left="0cm" fo:margin-right="0.355cm" table:align="margins" style:shadow="none"/>
    </style:style>
    <style:style style:name="Tabla438.A" style:family="table-column">
      <style:table-column-properties style:column-width="1.974cm" style:rel-column-width="10352*"/>
    </style:style>
    <style:style style:name="Tabla438.B" style:family="table-column">
      <style:table-column-properties style:column-width="2.54cm" style:rel-column-width="13321*"/>
    </style:style>
    <style:style style:name="Tabla438.C" style:family="table-column">
      <style:table-column-properties style:column-width="3.923cm" style:rel-column-width="20574*"/>
    </style:style>
    <style:style style:name="Tabla438.D" style:family="table-column">
      <style:table-column-properties style:column-width="4.059cm" style:rel-column-width="21288*"/>
    </style:style>
    <style:style style:name="Tabla43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38.D1" style:family="table-cell">
      <style:table-cell-properties style:vertical-align="middle" fo:padding="0.097cm" fo:border="0.018cm solid #666666"/>
    </style:style>
    <style:style style:name="Tabla438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38.C2" style:family="table-cell">
      <style:table-cell-properties fo:padding="0.097cm" fo:border-left="0.018cm solid #666666" fo:border-right="none" fo:border-top="none" fo:border-bottom="0.018cm solid #666666"/>
    </style:style>
    <style:style style:name="Tabla438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49" style:family="table">
      <style:table-properties style:width="12.495cm" fo:margin-left="0cm" fo:margin-right="0.355cm" table:align="margins" style:shadow="none"/>
    </style:style>
    <style:style style:name="Tabla349.A" style:family="table-column">
      <style:table-column-properties style:column-width="1.974cm" style:rel-column-width="10352*"/>
    </style:style>
    <style:style style:name="Tabla349.B" style:family="table-column">
      <style:table-column-properties style:column-width="2.54cm" style:rel-column-width="13321*"/>
    </style:style>
    <style:style style:name="Tabla349.C" style:family="table-column">
      <style:table-column-properties style:column-width="3.923cm" style:rel-column-width="20574*"/>
    </style:style>
    <style:style style:name="Tabla349.D" style:family="table-column">
      <style:table-column-properties style:column-width="4.059cm" style:rel-column-width="21288*"/>
    </style:style>
    <style:style style:name="Tabla34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49.D1" style:family="table-cell">
      <style:table-cell-properties style:vertical-align="middle" fo:padding="0.097cm" fo:border="0.018cm solid #666666"/>
    </style:style>
    <style:style style:name="Tabla349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49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3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27" style:family="table">
      <style:table-properties style:width="12.495cm" fo:margin-left="0cm" fo:margin-right="0.355cm" table:align="margins" style:shadow="none"/>
    </style:style>
    <style:style style:name="Tabla427.A" style:family="table-column">
      <style:table-column-properties style:column-width="1.974cm" style:rel-column-width="10352*"/>
    </style:style>
    <style:style style:name="Tabla427.B" style:family="table-column">
      <style:table-column-properties style:column-width="2.54cm" style:rel-column-width="13321*"/>
    </style:style>
    <style:style style:name="Tabla427.C" style:family="table-column">
      <style:table-column-properties style:column-width="3.923cm" style:rel-column-width="20574*"/>
    </style:style>
    <style:style style:name="Tabla427.D" style:family="table-column">
      <style:table-column-properties style:column-width="4.059cm" style:rel-column-width="21288*"/>
    </style:style>
    <style:style style:name="Tabla42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27.D1" style:family="table-cell">
      <style:table-cell-properties fo:padding="0.097cm" fo:border="0.018cm solid #666666"/>
    </style:style>
    <style:style style:name="Tabla427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27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84" style:family="table">
      <style:table-properties style:width="12.495cm" fo:margin-left="0cm" fo:margin-right="0.355cm" table:align="margins" style:shadow="none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84.D1" style:family="table-cell">
      <style:table-cell-properties style:vertical-align="middle" fo:padding="0.097cm" fo:border="0.018cm solid #666666"/>
    </style:style>
    <style:style style:name="Tabla195" style:family="table">
      <style:table-properties style:width="12.495cm" fo:margin-left="0cm" fo:margin-right="0.355cm" table:align="margins" style:shadow="none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95.D1" style:family="table-cell">
      <style:table-cell-properties style:vertical-align="middle" fo:padding="0.097cm" fo:border="0.018cm solid #666666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00%"/>
    </style:style>
    <style:style style:name="P12" style:family="paragraph" style:parent-style-name="Text_20_body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4" style:family="paragraph" style:parent-style-name="Table_20_Contents">
      <style:paragraph-properties fo:line-height="100%"/>
      <style:text-properties style:font-name="Arial" fo:font-size="10pt" style:text-underline-style="none" style:font-name-asian="Arial" style:font-size-asian="10pt" style:font-size-complex="10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9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23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4" style:family="paragraph" style:parent-style-name="Text_20_body">
      <style:paragraph-properties fo:line-height="100%"/>
      <style:text-properties style:font-name="Arial" fo:font-size="10pt" style:font-name-asian="Arial" style:font-size-asian="10pt" style:font-size-complex="10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P27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29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30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31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T1" style:family="text">
      <style:text-properties style:use-window-font-color="true"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T2" style:family="text">
      <style:text-properties style:use-window-font-color="true"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12pt" style:font-name-asian="Hiragino Maru Gothic Pro" style:font-size-asian="12pt" style:font-size-complex="12pt"/>
    </style:style>
    <style:style style:name="T5" style:family="text">
      <style:text-properties fo:color="#000000" style:font-name="Hiragino Maru Gothic Pro" fo:font-size="11pt" style:text-underline-style="none" style:font-name-asian="Hiragino Maru Gothic Pro" style:font-size-asian="11pt" style:font-size-complex="11pt"/>
    </style:style>
    <style:style style:name="T6" style:family="text">
      <style:text-properties fo:color="#000000" fo:font-size="9pt" style:font-size-asian="9pt" style:font-size-complex="9pt"/>
    </style:style>
    <style:style style:name="T7" style:family="text">
      <style:text-properties fo:color="#000000" fo:font-size="9pt" fo:font-style="italic" style:font-size-asian="9pt" style:font-style-asian="italic" style:font-size-complex="9pt" style:font-style-complex="italic"/>
    </style:style>
    <style:style style:name="T8" style:family="text">
      <style:text-properties fo:color="#000000" fo:font-size="9pt" fo:font-style="normal" style:font-size-asian="9pt" style:font-style-asian="normal" style:font-size-complex="9pt" style:font-style-complex="normal"/>
    </style:style>
    <style:style style:name="T9" style:family="text">
      <style:text-properties fo:color="#808080" style:font-name="Arial" fo:font-size="9pt" fo:font-weight="normal" style:font-name-asian="Arial" style:font-size-asian="9pt" style:font-weight-asian="normal" style:font-size-complex="9pt" style:font-weight-complex="normal"/>
    </style:style>
    <style:style style:name="T10" style:family="text">
      <style:text-properties fo:font-size="12pt" style:font-name-asian="Hiragino Maru Gothic Pro" style:font-size-asian="12pt" style:font-size-complex="12pt"/>
    </style:style>
    <style:style style:name="T11" style:family="text">
      <style:text-properties style:font-name="Arial" style:font-name-asian="Arial"/>
    </style:style>
    <style:style style:name="T12" style:family="text">
      <style:text-properties style:font-name="Arial" style:font-name-asian="Arial" style:font-name-complex="Arial2"/>
    </style:style>
    <style:style style:name="T13" style:family="text">
      <style:text-properties style:font-name="Hiragino Maru Gothic Pro" fo:font-size="12pt" style:font-name-asian="Hiragino Maru Gothic Pro" style:font-size-asian="12pt" style:font-size-complex="12pt"/>
    </style:style>
    <style:style style:name="T14" style:family="text">
      <style:text-properties style:font-name="Hiragino Maru Gothic Pro" fo:font-size="11pt" style:font-name-asian="Hiragino Maru Gothic Pro" style:font-size-asian="11pt" style:font-size-complex="11pt"/>
    </style:style>
    <style:style style:name="T15" style:family="text">
      <style:text-properties style:font-name="Hiragino Maru Gothic Pro" fo:font-size="11pt" style:font-name-asian="Hiragino Maru Gothic Pro" style:font-size-asian="11pt" style:font-name-complex="Arial2" style:font-size-complex="11pt"/>
    </style:style>
    <style:style style:name="T16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T17" style:family="text">
      <style:text-properties fo:font-size="11pt" style:font-name-asian="Hiragino Maru Gothic Pro" style:font-size-asian="11pt" style:font-size-complex="11pt"/>
    </style:style>
    <style:style style:name="T18" style:family="text">
      <style:text-properties fo:font-size="11pt" style:font-name-asian="Hiragino Maru Gothic Pro" style:font-size-asian="11pt" style:font-size-complex="11pt"/>
    </style:style>
    <style:style style:name="T19" style:family="text">
      <style:text-properties fo:color="#ff3333" fo:font-size="12pt" style:font-name-asian="Hiragino Maru Gothic Pro" style:font-size-asian="12pt" style:font-size-complex="12pt"/>
    </style:style>
    <style:style style:name="T20" style:family="text">
      <style:text-properties style:font-name-complex="Arial2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9pt" style:font-size-asian="9pt" style:font-name-complex="Arial2" style:font-size-complex="9pt"/>
    </style:style>
    <style:style style:name="T23" style:family="text">
      <style:text-properties fo:font-size="9pt" fo:font-style="italic" style:font-size-asian="9pt" style:font-style-asian="italic" style:font-size-complex="9pt" style:font-style-complex="italic"/>
    </style:style>
    <style:style style:name="T24" style:family="text">
      <style:text-properties fo:font-size="9pt" style:text-underline-style="none" style:font-size-asian="9pt" style:font-size-complex="9pt"/>
    </style:style>
    <style:style style:name="T25" style:family="text">
      <style:text-properties fo:color="#000066" style:font-name="Courier" fo:font-size="9pt" style:font-size-asian="9pt" style:font-size-complex="9pt"/>
    </style:style>
    <style:style style:name="T26" style:family="text">
      <style:text-properties fo:color="#000066" style:font-name="Arial" fo:font-size="9pt" style:font-size-asian="9pt" style:font-size-complex="9pt"/>
    </style:style>
    <style:style style:name="T27" style:family="text">
      <style:text-properties style:font-name="Arial" fo:font-size="9pt" style:font-name-asian="Arial" style:font-size-asian="9pt" style:font-size-complex="9pt"/>
    </style:style>
    <style:style style:name="T28" style:family="text">
      <style:text-properties style:font-name="Courier"/>
    </style:style>
    <style:style style:name="T29" style:family="text">
      <style:text-properties style:font-name="Courier" fo:font-size="9pt" style:font-size-asian="9pt" style:font-size-complex="9pt"/>
    </style:style>
    <style:style style:name="T30" style:family="text">
      <style:text-properties style:font-name="Courier" fo:font-size="9pt" fo:font-style="normal" style:font-size-asian="9pt" style:font-style-asian="normal" style:font-size-complex="9pt" style:font-style-complex="normal"/>
    </style:style>
    <style:style style:name="T31" style:family="text">
      <style:text-properties style:font-name="Courier" fo:font-size="9pt" style:font-name-asian="Courier" style:font-size-asian="9pt" style:font-size-complex="9pt"/>
    </style:style>
    <style:style style:name="T32" style:family="text">
      <style:text-properties style:font-name="Hiragino Maru Gothic Pro" fo:font-size="11pt" style:font-name-asian="Hiragino Maru Gothic Pro" style:font-size-asian="11pt" style:font-size-complex="11pt"/>
    </style:style>
    <style:style style:name="T33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Ru1" style:family="ruby">
      <style:ruby-properties style:ruby-align="center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6">PERSONAS</text:p>
      <text:p text:style-name="P7"/>
      <text:p text:style-name="P19"><text:span text:style-name="T21"/></text:p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15">友</text:p>
          </table:table-cell>
          <table:table-cell table:style-name="Tabla47.A1" office:value-type="string">
            <text:p text:style-name="P20">とも</text:p>
          </table:table-cell>
          <table:table-cell table:style-name="Tabla47.C1" office:value-type="string">
            <text:p text:style-name="P17"><text:ruby text:style-name="Ru1"><text:ruby-base><text:span text:style-name="T17">友</text:span></text:ruby-base><text:ruby-text>とも</text:ruby-text></text:ruby><text:span text:style-name="T17">だち</text:span><text:span text:style-name="T21"> <text:s text:c="17"/>amigo</text:span></text:p>
          </table:table-cell>
          <table:table-cell table:style-name="Tabla47.D1" office:value-type="string">
            <text:p text:style-name="P27"><text:ruby text:style-name="Ru1"><text:ruby-base><text:span text:style-name="T17">友</text:span></text:ruby-base><text:ruby-text>とも</text:ruby-text></text:ruby><text:span text:style-name="T21"> <text:s text:c="13"/>amigo (literario)</text:span></text:p>
          </table:table-cell>
        </table:table-row>
        <table:table-row>
          <table:covered-table-cell/>
          <table:table-cell table:style-name="Tabla47.B2" office:value-type="string">
            <text:p text:style-name="P21">ユウ</text:p>
          </table:table-cell>
          <table:table-cell table:style-name="Tabla47.C2" office:value-type="string">
            <text:p text:style-name="P17"><text:ruby text:style-name="Ru1"><text:ruby-base><text:span text:style-name="T17">親</text:span></text:ruby-base><text:ruby-text>しん</text:ruby-text></text:ruby><text:ruby text:style-name="Ru1"><text:ruby-base><text:span text:style-name="T17">友</text:span></text:ruby-base><text:ruby-text>ゆう</text:ruby-text></text:ruby><text:span text:style-name="T21">　 <text:s text:c="8"/>mejor amigo</text:span></text:p>
          </table:table-cell>
          <table:table-cell table:style-name="Tabla47.D2" office:value-type="string">
            <text:p text:style-name="P22"><text:ruby text:style-name="Ru1"><text:ruby-base><text:span text:style-name="T17">友</text:span></text:ruby-base><text:ruby-text>ゆう</text:ruby-text></text:ruby><text:ruby text:style-name="Ru1"><text:ruby-base><text:span text:style-name="T17">人</text:span></text:ruby-base><text:ruby-text>じん</text:ruby-text></text:ruby><text:span text:style-name="T21"> <text:s text:c="10"/>amigo (formal)</text:span></text:p>
          </table:table-cell>
        </table:table-row>
      </table:table>
      <text:p text:style-name="P11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4">男</text:p>
            </table:table-cell>
            <table:table-cell table:style-name="Tabla20.B1" office:value-type="string">
              <text:p text:style-name="P16">おとこ</text:p>
            </table:table-cell>
            <table:table-cell table:style-name="Tabla20.C1" office:value-type="string">
              <text:p text:style-name="P13"><text:ruby text:style-name="Ru1"><text:ruby-base><text:span text:style-name="T14">男</text:span></text:ruby-base><text:ruby-text>おとこ</text:ruby-text></text:ruby><text:span text:style-name="T21"> <text:s text:c="18"/>hombre</text:span></text:p>
            </table:table-cell>
            <table:table-cell table:style-name="Tabla20.D1" office:value-type="string">
              <text:p text:style-name="P13"><text:ruby text:style-name="Ru1"><text:ruby-base><text:span text:style-name="T14">男</text:span></text:ruby-base><text:ruby-text>おとこ</text:ruby-text></text:ruby><text:span text:style-name="T14">の</text:span><text:ruby text:style-name="Ru1"><text:ruby-base><text:span text:style-name="T14">子</text:span></text:ruby-base><text:ruby-text>こ</text:ruby-text></text:ruby> <text:s text:c="13"/>niño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5">ダン</text:p>
          </table:table-cell>
          <table:table-cell table:style-name="Tabla20.C2" office:value-type="string">
            <text:p text:style-name="P27"><text:ruby text:style-name="Ru1"><text:ruby-base><text:span text:style-name="T15">男</text:span></text:ruby-base><text:ruby-text>だん</text:ruby-text></text:ruby><text:ruby text:style-name="Ru1"><text:ruby-base><text:span text:style-name="T15">女</text:span></text:ruby-base><text:ruby-text>じょ</text:ruby-text></text:ruby><text:span text:style-name="T22"> <text:s text:c="4"/>aux “♂ y ♀”</text:span></text:p>
          </table:table-cell>
          <table:table-cell table:style-name="Tabla20.D2" office:value-type="string">
            <text:p text:style-name="P13"><text:ruby text:style-name="Ru1"><text:ruby-base><text:span text:style-name="T14">男</text:span></text:ruby-base><text:ruby-text>だん</text:ruby-text></text:ruby><text:ruby text:style-name="Ru1"><text:ruby-base><text:span text:style-name="T14">女</text:span></text:ruby-base><text:ruby-text>じょ</text:ruby-text></text:ruby><text:ruby text:style-name="Ru1"><text:ruby-base><text:span text:style-name="T14">関</text:span></text:ruby-base><text:ruby-text>かん</text:ruby-text></text:ruby><text:ruby text:style-name="Ru1"><text:ruby-base><text:span text:style-name="T14">係</text:span></text:ruby-base><text:ruby-text>けい</text:ruby-text></text:ruby> <text:s text:c="9"/>relación <text:span text:style-name="T20">♂ y ♀</text:span></text:p>
          </table:table-cell>
        </table:table-row>
      </table:table>
      <text:p text:style-name="P8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table:number-rows-spanned="2" office:value-type="string">
            <text:p text:style-name="P15">童</text:p>
          </table:table-cell>
          <table:table-cell table:style-name="Tabla346.A1" table:number-rows-spanned="2" office:value-type="string">
            <text:p text:style-name="P20">ドウ</text:p>
          </table:table-cell>
          <table:table-cell table:style-name="Tabla346.A1" office:value-type="string">
            <text:p text:style-name="P18"><text:ruby text:style-name="Ru1"><text:ruby-base><text:span text:style-name="T17">童</text:span></text:ruby-base><text:ruby-text>どう</text:ruby-text></text:ruby><text:span text:style-name="T21"> <text:s text:c="19"/></text:span><text:span text:style-name="T25">infantil</text:span></text:p>
          </table:table-cell>
          <table:table-cell table:style-name="Tabla346.D1" office:value-type="string">
            <text:p text:style-name="P18"><text:ruby text:style-name="Ru1"><text:ruby-base><text:span text:style-name="T17">童</text:span></text:ruby-base><text:ruby-text>どう</text:ruby-text></text:ruby><text:ruby text:style-name="Ru1"><text:ruby-base><text:span text:style-name="T17">話</text:span></text:ruby-base><text:ruby-text>わ</text:ruby-text></text:ruby><text:span text:style-name="T21"> <text:s text:c="11"/>cuento infantil</text:span></text:p>
          </table:table-cell>
        </table:table-row>
        <table:table-row>
          <table:covered-table-cell/>
          <table:covered-table-cell/>
          <table:table-cell table:style-name="Tabla346.C2" office:value-type="string">
            <text:p text:style-name="P23"><text:ruby text:style-name="Ru1"><text:ruby-base><text:span text:style-name="T17">童</text:span></text:ruby-base><text:ruby-text>どう</text:ruby-text></text:ruby><text:span text:style-name="T17">よう</text:span><text:span text:style-name="T27"> <text:s text:c="3"/>canción infantil</text:span></text:p>
          </table:table-cell>
          <table:table-cell table:style-name="Tabla346.D2" office:value-type="string">
            <text:p text:style-name="P18"/>
          </table:table-cell>
        </table:table-row>
      </table:table>
      <text:p text:style-name="P9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15">女</text:p>
            </table:table-cell>
            <table:table-cell table:style-name="Tabla18.A1" office:value-type="string">
              <text:p text:style-name="P16">おんな</text:p>
            </table:table-cell>
            <table:table-cell table:style-name="Tabla18.C1" office:value-type="string">
              <text:p text:style-name="P13"><text:ruby text:style-name="Ru1"><text:ruby-base><text:span text:style-name="T14">女</text:span></text:ruby-base><text:ruby-text>おんな</text:ruby-text></text:ruby><text:span text:style-name="T21"> <text:s text:c="8"/>　 <text:s text:c="12"/>mujer</text:span></text:p>
            </table:table-cell>
            <table:table-cell table:style-name="Tabla18.D1" office:value-type="string">
              <text:p text:style-name="P13"><text:ruby text:style-name="Ru1"><text:ruby-base><text:span text:style-name="T14">女</text:span></text:ruby-base><text:ruby-text>おんな</text:ruby-text></text:ruby><text:span text:style-name="T14">の</text:span><text:ruby text:style-name="Ru1"><text:ruby-base><text:span text:style-name="T14">子</text:span></text:ruby-base><text:ruby-text>こ</text:ruby-text></text:ruby><text:span text:style-name="T21"> <text:s text:c="18"/>chica</text:span>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16">ジョ</text:p>
          </table:table-cell>
          <table:table-cell table:style-name="Tabla18.B2" office:value-type="string">
            <text:p text:style-name="P13"><text:span text:style-name="T14">かの</text:span><text:ruby text:style-name="Ru1"><text:ruby-base><text:span text:style-name="T14">女</text:span></text:ruby-base><text:ruby-text>じょ</text:ruby-text></text:ruby><text:span text:style-name="T21"> <text:s text:c="11"/>novia, ella</text:span></text:p>
          </table:table-cell>
          <table:table-cell table:style-name="Tabla18.D2" office:value-type="string">
            <text:p text:style-name="P13"/>
          </table:table-cell>
        </table:table-row>
      </table:table>
      <text:p text:style-name="P11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15">子</text:p>
            </table:table-cell>
            <table:table-cell table:style-name="Tabla17.A1" office:value-type="string">
              <text:p text:style-name="P16">こ</text:p>
            </table:table-cell>
            <table:table-cell table:style-name="Tabla17.C1" office:value-type="string">
              <text:p text:style-name="P13"><text:ruby text:style-name="Ru1"><text:ruby-base><text:span text:style-name="T14">子</text:span></text:ruby-base><text:ruby-text>こ</text:ruby-text></text:ruby><text:span text:style-name="T21"> <text:s text:c="29"/></text:span><text:span text:style-name="T25">niño</text:span></text:p>
            </table:table-cell>
            <table:table-cell table:style-name="Tabla17.D1" office:value-type="string">
              <text:p text:style-name="P13"><text:ruby text:style-name="Ru1"><text:ruby-base><text:span text:style-name="T14">子</text:span></text:ruby-base><text:ruby-text>こ</text:ruby-text></text:ruby><text:span text:style-name="T14">ども</text:span><text:span text:style-name="T21"> <text:s text:c="12"/>niño, chico</text:span>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16">シ</text:p>
          </table:table-cell>
          <table:table-cell table:style-name="Tabla17.C2" office:value-type="string">
            <text:p text:style-name="P13"><text:ruby text:style-name="Ru1"><text:ruby-base><text:span text:style-name="T14">女</text:span></text:ruby-base><text:ruby-text>じょ</text:ruby-text></text:ruby><text:ruby text:style-name="Ru1"><text:ruby-base><text:span text:style-name="T14">子</text:span></text:ruby-base><text:ruby-text>し</text:ruby-text></text:ruby><text:span text:style-name="T21"> <text:s text:c="11"/>chica (formal)</text:span></text:p>
          </table:table-cell>
          <table:table-cell table:style-name="Tabla17.D2" office:value-type="string">
            <text:p text:style-name="P13"><text:ruby text:style-name="Ru1"><text:ruby-base><text:span text:style-name="T14">男</text:span></text:ruby-base><text:ruby-text>だん</text:ruby-text></text:ruby><text:ruby text:style-name="Ru1"><text:ruby-base><text:span text:style-name="T14">子</text:span></text:ruby-base><text:ruby-text>し</text:ruby-text></text:ruby><text:span text:style-name="T24"> <text:s text:c="12"/>chico (formal)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4" office:value-type="string">
              <text:p text:style-name="P15">人</text:p>
            </table:table-cell>
            <table:table-cell table:style-name="Tabla16.A1" office:value-type="string">
              <text:p text:style-name="P16">ひと</text:p>
            </table:table-cell>
            <table:table-cell table:style-name="Tabla16.C1" office:value-type="string">
              <text:p text:style-name="P13"><text:ruby text:style-name="Ru1"><text:ruby-base><text:span text:style-name="T14">人</text:span></text:ruby-base><text:ruby-text>ひと</text:ruby-text></text:ruby><text:span text:style-name="T27"> <text:s text:c="23"/>persona</text:span></text:p>
            </table:table-cell>
            <table:table-cell table:style-name="Tabla16.D1" office:value-type="string">
              <text:p text:style-name="P13"/>
            </table:table-cell>
          </table:table-row>
        </table:table-header-rows>
        <table:table-row>
          <table:covered-table-cell/>
          <table:table-cell table:style-name="Tabla16.A2" office:value-type="string">
            <text:p text:style-name="P16">ジン</text:p>
          </table:table-cell>
          <table:table-cell table:style-name="Tabla16.C2" office:value-type="string">
            <text:p text:style-name="P13"><text:ruby text:style-name="Ru1"><text:ruby-base><text:span text:style-name="T14">人</text:span></text:ruby-base><text:ruby-text>じん</text:ruby-text></text:ruby><text:ruby text:style-name="Ru1"><text:ruby-base><text:span text:style-name="T14">生</text:span></text:ruby-base><text:ruby-text>せい</text:ruby-text></text:ruby><text:span text:style-name="T21"> <text:s text:c="25"/>vida <text:s/></text:span></text:p>
            <text:p text:style-name="P29"><text:s text:c="2"/>(camino: nacer – muerte) </text:p>
          </table:table-cell>
          <table:table-cell table:style-name="Tabla16.D2" office:value-type="string">
            <text:p text:style-name="P13"><text:span text:style-name="T16">~</text:span><text:ruby text:style-name="Ru1"><text:ruby-base><text:span text:style-name="T14">人</text:span></text:ruby-base><text:ruby-text>じん</text:ruby-text></text:ruby><text:span text:style-name="T21"> <text:s text:c="18"/>~ gentilicio</text:span></text:p>
          </table:table-cell>
        </table:table-row>
        <table:table-row>
          <table:covered-table-cell/>
          <table:table-cell table:style-name="Tabla16.A2" office:value-type="string">
            <text:p text:style-name="P16">ニン</text:p>
          </table:table-cell>
          <table:table-cell table:style-name="Tabla16.C2" office:value-type="string">
            <text:p text:style-name="P14"><text:span text:style-name="T14">~</text:span><text:ruby text:style-name="Ru1"><text:ruby-base><text:span text:style-name="T14">人</text:span></text:ruby-base><text:ruby-text>にん</text:ruby-text></text:ruby><text:span text:style-name="T21"> <text:s text:c="12"/></text:span><text:span text:style-name="T30">[personas]</text:span></text:p>
          </table:table-cell>
          <table:table-cell table:style-name="Tabla16.D3" office:value-type="string">
            <text:p text:style-name="P13"/>
            <text:p text:style-name="P13"><text:s/></text:p>
          </table:table-cell>
        </table:table-row>
        <table:table-row>
          <table:covered-table-cell/>
          <table:table-cell table:style-name="Tabla16.A2" office:value-type="string">
            <text:p text:style-name="P16">リ</text:p>
          </table:table-cell>
          <table:table-cell table:style-name="Tabla16.C2" office:value-type="string">
            <text:p text:style-name="P14"><text:ruby text:style-name="Ru1"><text:ruby-base><text:span text:style-name="T14">一</text:span></text:ruby-base><text:ruby-text>ひと</text:ruby-text></text:ruby><text:ruby text:style-name="Ru1"><text:ruby-base><text:span text:style-name="T1">人</text:span></text:ruby-base><text:ruby-text>り</text:ruby-text></text:ruby><text:span text:style-name="T21"> <text:s text:c="12"/>una persona</text:span></text:p>
          </table:table-cell>
          <table:table-cell table:style-name="Tabla16.D3" office:value-type="string">
            <text:p text:style-name="P13"><text:ruby text:style-name="Ru1"><text:ruby-base><text:span text:style-name="T14">二</text:span></text:ruby-base><text:ruby-text>ふた</text:ruby-text></text:ruby><text:ruby text:style-name="Ru1"><text:ruby-base><text:span text:style-name="T1">人</text:span></text:ruby-base><text:ruby-text>り</text:ruby-text></text:ruby><text:span text:style-name="T21"> <text:s text:c="12"/>dos personas</text:span></text:p>
          </table:table-cell>
        </table:table-row>
      </table:table>
      <text:p text:style-name="P1"/>
      <table:table table:name="Tabla438" table:style-name="Tabla438">
        <table:table-column table:style-name="Tabla438.A"/>
        <table:table-column table:style-name="Tabla438.B"/>
        <table:table-column table:style-name="Tabla438.C"/>
        <table:table-column table:style-name="Tabla438.D"/>
        <table:table-row>
          <table:table-cell table:style-name="Tabla438.A1" table:number-rows-spanned="2" office:value-type="string">
            <text:p text:style-name="P15">方</text:p>
          </table:table-cell>
          <table:table-cell table:style-name="Tabla438.A1" office:value-type="string">
            <text:p text:style-name="P20">かた</text:p>
          </table:table-cell>
          <table:table-cell table:style-name="Tabla438.A1" office:value-type="string">
            <text:p text:style-name="P18"><text:ruby text:style-name="Ru1"><text:ruby-base><text:span text:style-name="T14">方</text:span></text:ruby-base><text:ruby-text>かた</text:ruby-text></text:ruby><text:span text:style-name="T27"> <text:s text:c="10"/>persona (formal)</text:span></text:p>
          </table:table-cell>
          <table:table-cell table:style-name="Tabla438.D1" office:value-type="string">
            <text:p text:style-name="P18"><text:span text:style-name="T14">~</text:span><text:ruby text:style-name="Ru1"><text:ruby-base><text:span text:style-name="T14">方</text:span></text:ruby-base><text:ruby-text>かた</text:ruby-text></text:ruby><text:span text:style-name="T27"> <text:s text:c="7"/>~ forma de hacer</text:span></text:p>
          </table:table-cell>
        </table:table-row>
        <table:table-row>
          <table:covered-table-cell/>
          <table:table-cell table:style-name="Tabla438.A2" office:value-type="string">
            <text:p text:style-name="P20">ホウ</text:p>
          </table:table-cell>
          <table:table-cell table:style-name="Tabla438.C2" office:value-type="string">
            <text:p text:style-name="P13"><text:ruby text:style-name="Ru1"><text:ruby-base><text:span text:style-name="T14">方</text:span></text:ruby-base><text:ruby-text>ほう</text:ruby-text></text:ruby><text:ruby text:style-name="Ru1"><text:ruby-base><text:span text:style-name="T1">向</text:span></text:ruby-base><text:ruby-text>こう</text:ruby-text></text:ruby><text:span text:style-name="T9">　</text:span><text:span text:style-name="T27"> <text:s/></text:span></text:p>
            <text:p text:style-name="P29"><text:s text:c="10"/>dirección (N-S-W-E)</text:p>
          </table:table-cell>
          <table:table-cell table:style-name="Tabla438.D2" office:value-type="string">
            <text:p text:style-name="P13"><text:ruby text:style-name="Ru1"><text:ruby-base><text:span text:style-name="T14">両</text:span></text:ruby-base><text:ruby-text>りょう</text:ruby-text></text:ruby><text:ruby text:style-name="Ru1"><text:ruby-base><text:span text:style-name="T14">方</text:span></text:ruby-base><text:ruby-text>ほう</text:ruby-text></text:ruby><text:span text:style-name="T9">　</text:span><text:span text:style-name="T27"> <text:s/></text:span></text:p>
            <text:p text:style-name="P29"><text:s text:c="6"/>ambas cosas (2 cosas)</text:p>
          </table:table-cell>
        </table:table-row>
      </table:table>
      <text:p text:style-name="P1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2" office:value-type="string">
            <text:p text:style-name="P15">者</text:p>
          </table:table-cell>
          <table:table-cell table:style-name="Tabla349.A1" table:number-rows-spanned="2" office:value-type="string">
            <text:p text:style-name="P20">シャ · ジャ</text:p>
          </table:table-cell>
          <table:table-cell table:style-name="Tabla349.A1" office:value-type="string">
            <text:p text:style-name="P13"><text:ruby text:style-name="Ru1"><text:ruby-base><text:span text:style-name="T14">者</text:span></text:ruby-base><text:ruby-text>しゃ</text:ruby-text></text:ruby><text:span text:style-name="T21"> <text:s text:c="23"/>persona</text:span></text:p>
          </table:table-cell>
          <table:table-cell table:style-name="Tabla349.D1" office:value-type="string">
            <text:p text:style-name="P18"><text:span text:style-name="T14">げい</text:span><text:ruby text:style-name="Ru1"><text:ruby-base><text:span text:style-name="T14">者</text:span></text:ruby-base><text:ruby-text>しゃ</text:ruby-text></text:ruby><text:span text:style-name="T21"> <text:s text:c="18"/></text:span><text:span text:style-name="T23">geisha</text:span></text:p>
          </table:table-cell>
        </table:table-row>
        <table:table-row>
          <table:covered-table-cell/>
          <table:covered-table-cell/>
          <table:table-cell table:style-name="Tabla349.A2" office:value-type="string">
            <text:p text:style-name="P13"><text:ruby text:style-name="Ru1"><text:ruby-base><text:span text:style-name="T14">作</text:span></text:ruby-base><text:ruby-text>さく</text:ruby-text></text:ruby><text:ruby text:style-name="Ru1"><text:ruby-base><text:span text:style-name="T14">者</text:span></text:ruby-base><text:ruby-text>しゃ</text:ruby-text></text:ruby><text:span text:style-name="T21"> <text:s text:c="10"/>autor de libro</text:span></text:p>
          </table:table-cell>
          <table:table-cell table:style-name="Tabla349.D2" office:value-type="string">
            <text:p text:style-name="P18"><text:span text:style-name="T14">にん</text:span><text:ruby text:style-name="Ru1"><text:ruby-base><text:span text:style-name="T14">者</text:span></text:ruby-base><text:ruby-text>じゃ</text:ruby-text></text:ruby><text:span text:style-name="T21"> <text:s text:c="20"/></text:span><text:span text:style-name="T23">ninja</text:span></text:p>
          </table:table-cell>
        </table:table-row>
      </table:table>
      <text:p text:style-name="P13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table:number-rows-spanned="2" office:value-type="string">
            <text:p text:style-name="P15">君</text:p>
          </table:table-cell>
          <table:table-cell table:style-name="Tabla312.A1" office:value-type="string">
            <text:p text:style-name="P20">クン</text:p>
          </table:table-cell>
          <table:table-cell table:style-name="Tabla312.A1" office:value-type="string">
            <text:p text:style-name="P13"><text:span text:style-name="T4">~</text:span><text:ruby text:style-name="Ru1"><text:ruby-base><text:span text:style-name="T4">君</text:span></text:ruby-base><text:ruby-text>くん</text:ruby-text></text:ruby><text:span text:style-name="T6"> <text:s text:c="24"/>~ </text:span><text:span text:style-name="T7">kun</text:span></text:p>
          </table:table-cell>
          <table:table-cell table:style-name="Tabla312.D1" office:value-type="string">
            <text:p text:style-name="P11"/>
          </table:table-cell>
        </table:table-row>
        <table:table-row>
          <table:covered-table-cell/>
          <table:table-cell table:style-name="Tabla312.B2" office:value-type="string">
            <text:p text:style-name="P20">きみ</text:p>
          </table:table-cell>
          <table:table-cell table:style-name="Tabla312.B2" office:value-type="string">
            <text:p text:style-name="P13"><text:ruby text:style-name="Ru1"><text:ruby-base><text:span text:style-name="T4">君</text:span></text:ruby-base><text:ruby-text>きみ</text:ruby-text></text:ruby><text:span text:style-name="T7"> <text:s text:c="15"/></text:span><text:span text:style-name="T8">tú (coloquial)</text:span></text:p>
          </table:table-cell>
          <table:table-cell table:style-name="Tabla312.D2" office:value-type="string">
            <text:p text:style-name="P11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a427" table:style-name="Tabla427">
        <table:table-column table:style-name="Tabla427.A"/>
        <table:table-column table:style-name="Tabla427.B"/>
        <table:table-column table:style-name="Tabla427.C"/>
        <table:table-column table:style-name="Tabla427.D"/>
        <text:soft-page-break/>
        <table:table-row>
          <table:table-cell table:style-name="Tabla427.A1" table:number-rows-spanned="2" office:value-type="string">
            <text:p text:style-name="P15">様</text:p>
          </table:table-cell>
          <table:table-cell table:style-name="Tabla427.A1" office:value-type="string">
            <text:p text:style-name="P20">さま</text:p>
          </table:table-cell>
          <table:table-cell table:style-name="Tabla427.A1" office:value-type="string">
            <text:p text:style-name="P13"><text:span text:style-name="T10">~</text:span><text:ruby text:style-name="Ru1"><text:ruby-base><text:span text:style-name="T10">様</text:span></text:ruby-base><text:ruby-text>さま</text:ruby-text></text:ruby><text:span text:style-name="T21"> <text:s text:c="21"/>~ </text:span><text:span text:style-name="T23">sama </text:span></text:p>
          </table:table-cell>
          <table:table-cell table:style-name="Tabla427.D1" office:value-type="string">
            <text:p text:style-name="P17"/>
          </table:table-cell>
        </table:table-row>
        <table:table-row>
          <table:covered-table-cell/>
          <table:table-cell table:style-name="Tabla427.A2" office:value-type="string">
            <text:p text:style-name="P20">ヨウ</text:p>
          </table:table-cell>
          <table:table-cell table:style-name="Tabla427.A2" office:value-type="string">
            <text:p text:style-name="P13"><text:ruby text:style-name="Ru1"><text:ruby-base><text:span text:style-name="T10">様</text:span></text:ruby-base><text:ruby-text>よう</text:ruby-text></text:ruby><text:ruby text:style-name="Ru1"><text:ruby-base><text:span text:style-name="T19">子</text:span></text:ruby-base><text:ruby-text>す</text:ruby-text></text:ruby><text:span text:style-name="T21"> <text:s text:c="20"/>estado </text:span></text:p>
            <text:p text:style-name="P13"><text:span text:style-name="T21"><text:s text:c="9"/>(cómo se encuentra)</text:span></text:p>
          </table:table-cell>
          <table:table-cell table:style-name="Tabla427.D2" office:value-type="string">
            <text:p text:style-name="P17"/>
          </table:table-cell>
        </table:table-row>
      </table:table>
      <text:p text:style-name="P2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office:value-type="string">
            <text:p text:style-name="P15">対</text:p>
          </table:table-cell>
          <table:table-cell table:style-name="Tabla284.A1" office:value-type="string">
            <text:p text:style-name="P20">タイ</text:p>
          </table:table-cell>
          <table:table-cell table:style-name="Tabla284.A1" office:value-type="string">
            <text:p text:style-name="P13"><text:span text:style-name="T5">~</text:span><text:ruby text:style-name="Ru1"><text:ruby-base><text:span text:style-name="T5">対</text:span></text:ruby-base><text:ruby-text>たい</text:ruby-text></text:ruby><text:span text:style-name="T5">~</text:span><text:span text:style-name="T6"> <text:s text:c="20"/>versus</text:span></text:p>
          </table:table-cell>
          <table:table-cell table:style-name="Tabla284.D1" office:value-type="string">
            <text:p text:style-name="P18"><text:ruby text:style-name="Ru1"><text:ruby-base><text:span text:style-name="T16">対</text:span></text:ruby-base><text:ruby-text>たい</text:ruby-text></text:ruby><text:ruby text:style-name="Ru1"><text:ruby-base><text:span text:style-name="T16">決</text:span></text:ruby-base><text:ruby-text>けつ</text:ruby-text></text:ruby><text:span text:style-name="T24">　 <text:s text:c="5"/>enfrentamiento </text:span></text:p>
            <text:p text:style-name="P18"><text:span text:style-name="T24"><text:s text:c="13"/>(implica una lucha)</text:span></text:p>
          </table:table-cell>
        </table:table-row>
      </table:table>
      <text:p text:style-name="P9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office:value-type="string">
            <text:p text:style-name="P15">自</text:p>
          </table:table-cell>
          <table:table-cell table:style-name="Tabla195.A1" office:value-type="string">
            <text:p text:style-name="P20">ジ</text:p>
          </table:table-cell>
          <table:table-cell table:style-name="Tabla195.A1" office:value-type="string">
            <text:p text:style-name="P17"><text:ruby text:style-name="Ru1"><text:ruby-base><text:span text:style-name="T10">自</text:span></text:ruby-base><text:ruby-text>じ</text:ruby-text></text:ruby><text:span text:style-name="T21"> <text:s text:c="18"/></text:span><text:span text:style-name="T25">uno</text:span><text:span text:style-name="T26"> </text:span><text:span text:style-name="T25">mismo</text:span></text:p>
          </table:table-cell>
          <table:table-cell table:style-name="Tabla195.D1" office:value-type="string">
            <text:p text:style-name="P17"><text:ruby text:style-name="Ru1"><text:ruby-base><text:span text:style-name="T10">自</text:span></text:ruby-base><text:ruby-text>じ</text:ruby-text></text:ruby><text:ruby text:style-name="Ru1"><text:ruby-base><text:span text:style-name="T10">分</text:span></text:ruby-base><text:ruby-text>ぶん</text:ruby-text></text:ruby> <text:s text:c="13"/><text:span text:style-name="T27">“yo mismo”</text:span></text:p>
          </table:table-cell>
        </table:table-row>
      </table:table>
      <text:p text:style-name="P10"/>
      <text:p text:style-name="P12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7</meta:editing-cycles>
    <meta:editing-duration>P11DT14H14M31S</meta:editing-duration>
    <dc:date>2014-03-24T23:21:42</dc:date>
    <meta:print-date>2014-03-17T23:59:17</meta:print-date>
    <dc:creator>manu tero</dc:creator>
    <meta:printed-by>manu tero</meta:printed-by>
    <meta:document-statistic meta:table-count="12" meta:image-count="0" meta:object-count="0" meta:page-count="2" meta:paragraph-count="81" meta:word-count="223" meta:character-count="1284"/>
  </office:meta>
</office:document-meta>
</file>